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4638" officeooo:paragraph-rsid="00064638"/>
    </style:style>
    <style:style style:name="P2" style:family="paragraph" style:parent-style-name="Standard">
      <style:paragraph-properties fo:text-align="center" style:justify-single-word="false"/>
      <style:text-properties officeooo:rsid="00064638" officeooo:paragraph-rsid="00064638"/>
    </style:style>
    <style:style style:name="P3" style:family="paragraph" style:parent-style-name="Standard">
      <style:text-properties fo:font-style="italic" officeooo:rsid="00064638" officeooo:paragraph-rsid="00064638" style:font-style-asian="italic" style:font-style-complex="italic"/>
    </style:style>
    <style:style style:name="P4" style:family="paragraph" style:parent-style-name="Standard">
      <style:text-properties officeooo:rsid="0007bea9" officeooo:paragraph-rsid="0007bea9"/>
    </style:style>
    <style:style style:name="P5" style:family="paragraph" style:parent-style-name="Standard" style:list-style-name="L1">
      <style:text-properties officeooo:rsid="0007bea9" officeooo:paragraph-rsid="0007bea9"/>
    </style:style>
    <style:style style:name="P6" style:family="paragraph" style:parent-style-name="Standard" style:list-style-name="L2">
      <style:text-properties officeooo:rsid="0008ba03" officeooo:paragraph-rsid="0008ba03"/>
    </style:style>
    <style:style style:name="P7" style:family="paragraph" style:parent-style-name="Standard">
      <style:text-properties officeooo:rsid="0008ba03" officeooo:paragraph-rsid="0008ba03"/>
    </style:style>
    <style:style style:name="P8" style:family="paragraph" style:parent-style-name="Standard" style:list-style-name="L3">
      <style:text-properties officeooo:rsid="0008ba03" officeooo:paragraph-rsid="000b572a"/>
    </style:style>
    <style:style style:name="P9" style:family="paragraph" style:parent-style-name="Standard">
      <style:text-properties officeooo:rsid="0008ba03" officeooo:paragraph-rsid="000b572a"/>
    </style:style>
    <style:style style:name="P10" style:family="paragraph" style:parent-style-name="Standard" style:list-style-name="L3">
      <style:text-properties officeooo:rsid="000a2c72" officeooo:paragraph-rsid="000b572a"/>
    </style:style>
    <style:style style:name="P11" style:family="paragraph" style:parent-style-name="Standard">
      <style:text-properties officeooo:rsid="000a2c72" officeooo:paragraph-rsid="000a2c72"/>
    </style:style>
    <style:style style:name="P12" style:family="paragraph" style:parent-style-name="Standard">
      <style:text-properties officeooo:rsid="000a2c72" officeooo:paragraph-rsid="0008ba03"/>
    </style:style>
    <style:style style:name="P13" style:family="paragraph" style:parent-style-name="Standard">
      <style:text-properties officeooo:rsid="000a2c72" officeooo:paragraph-rsid="000b20c3"/>
    </style:style>
    <style:style style:name="P14" style:family="paragraph" style:parent-style-name="Standard">
      <style:text-properties officeooo:rsid="000a2c72" officeooo:paragraph-rsid="000b572a"/>
    </style:style>
    <style:style style:name="P15" style:family="paragraph" style:parent-style-name="Standard">
      <style:text-properties officeooo:rsid="000a2c72" officeooo:paragraph-rsid="000ddc45"/>
    </style:style>
    <style:style style:name="P16" style:family="paragraph" style:parent-style-name="Standard" style:list-style-name="L1">
      <style:text-properties officeooo:rsid="000b20c3" officeooo:paragraph-rsid="000b20c3"/>
    </style:style>
    <style:style style:name="P17" style:family="paragraph" style:parent-style-name="Standard">
      <style:text-properties officeooo:rsid="000b572a" officeooo:paragraph-rsid="000b572a"/>
    </style:style>
    <style:style style:name="P18" style:family="paragraph" style:parent-style-name="Standard" style:list-style-name="L3">
      <style:text-properties officeooo:rsid="000b572a" officeooo:paragraph-rsid="000b572a"/>
    </style:style>
    <style:style style:name="P19" style:family="paragraph" style:parent-style-name="Standard">
      <style:text-properties officeooo:rsid="000bca57" officeooo:paragraph-rsid="000bca57"/>
    </style:style>
    <style:style style:name="P20" style:family="paragraph" style:parent-style-name="Standard" style:list-style-name="L1">
      <style:text-properties officeooo:rsid="000ddc45" officeooo:paragraph-rsid="000ddc45"/>
    </style:style>
    <style:style style:name="P21" style:family="paragraph" style:parent-style-name="Standard">
      <style:text-properties officeooo:rsid="000ddc45" officeooo:paragraph-rsid="000ddc45"/>
    </style:style>
    <style:style style:name="P22" style:family="paragraph" style:parent-style-name="Standard">
      <style:text-properties officeooo:rsid="000e674d" officeooo:paragraph-rsid="000e674d"/>
    </style:style>
    <style:style style:name="P23" style:family="paragraph" style:parent-style-name="Standard">
      <style:paragraph-properties fo:break-before="page"/>
      <style:text-properties officeooo:rsid="000b572a" officeooo:paragraph-rsid="000b572a"/>
    </style:style>
    <style:style style:name="T1" style:family="text">
      <style:text-properties officeooo:rsid="00064638"/>
    </style:style>
    <style:style style:name="T2" style:family="text">
      <style:text-properties officeooo:rsid="0007bea9"/>
    </style:style>
    <style:style style:name="T3" style:family="text">
      <style:text-properties officeooo:rsid="0008ba03"/>
    </style:style>
    <style:style style:name="T4" style:family="text">
      <style:text-properties officeooo:rsid="000a2c72"/>
    </style:style>
    <style:style style:name="T5" style:family="text">
      <style:text-properties officeooo:rsid="000b20c3"/>
    </style:style>
    <style:style style:name="T6" style:family="text">
      <style:text-properties officeooo:rsid="000b572a"/>
    </style:style>
    <style:style style:name="T7" style:family="text">
      <style:text-properties fo:font-style="italic" style:font-style-asian="italic" style:font-style-complex="italic"/>
    </style:style>
    <style:style style:name="T8" style:family="text">
      <style:text-properties fo:font-style="italic" officeooo:rsid="000e674d" style:font-style-asian="italic" style:font-style-complex="italic"/>
    </style:style>
    <style:style style:name="T9" style:family="text">
      <style:text-properties officeooo:rsid="000bca57"/>
    </style:style>
    <style:style style:name="T10" style:family="text">
      <style:text-properties fo:font-weight="bold" style:font-weight-asian="bold" style:font-weight-complex="bold"/>
    </style:style>
    <style:style style:name="T11" style:family="text">
      <style:text-properties officeooo:rsid="000d1650"/>
    </style:style>
    <style:style style:name="T12" style:family="text">
      <style:text-properties officeooo:rsid="000ddc45"/>
    </style:style>
    <style:style style:name="T13" style:family="text">
      <style:text-properties officeooo:rsid="000e67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Simple</text:span> Model of Asymmetric Velocity</text:p>
      <text:p text:style-name="P2">by Sven Nilsen, 2020</text:p>
      <text:p text:style-name="P1"/>
      <text:p text:style-name="P3">In this paper I present a simple physics model of asymmetric velocity.</text:p>
      <text:p text:style-name="P1"/>
      <text:p text:style-name="P1">Asymmetric Velocity Logic is a theory based on asymmetric velocity reference frames. It can be used to prove some common sense problems in physics. However, the logic describes physical systems in frozen time and does make not enough assumptions to model physics.</text:p>
      <text:p text:style-name="P1"/>
      <text:p text:style-name="P4">Therefore, I <text:span text:style-name="T13">created</text:span> a simple physics model to demonstrate Asymmetric Velocity Logic:</text:p>
      <text:p text:style-name="P4"/>
      <text:list xml:id="list136907570309616730" text:style-name="L1">
        <text:list-item>
          <text:p text:style-name="P5">All particles have same radius</text:p>
        </text:list-item>
        <text:list-item>
          <text:p text:style-name="P5">All particles have same mass</text:p>
        </text:list-item>
        <text:list-item>
          <text:p text:style-name="P5">No gravity</text:p>
        </text:list-item>
        <text:list-item>
          <text:p text:style-name="P16">No Einstein relativity</text:p>
        </text:list-item>
        <text:list-item>
          <text:p text:style-name="P5">Fixed time step</text:p>
        </text:list-item>
        <text:list-item>
          <text:p text:style-name="P5">A simple global friction coefficient</text:p>
        </text:list-item>
        <text:list-item>
          <text:p text:style-name="P5">N-dimensional (works in both 1D, 2D, 3D etc.)</text:p>
        </text:list-item>
        <text:list-item>
          <text:p text:style-name="P20">All interactions <text:span text:style-name="T13">grounded to</text:span> boundary between particles <text:span text:style-name="T13">(specified by radius)</text:span></text:p>
        </text:list-item>
      </text:list>
      <text:p text:style-name="P4"/>
      <text:p text:style-name="P7">This model is designed for easy manipulation and to program from scratch without much experience.</text:p>
      <text:p text:style-name="P4"/>
      <text:p text:style-name="P4">Instead of keeping track of velocities, <text:span text:style-name="T3">there are three lists of particle positions:</text:span></text:p>
      <text:p text:style-name="P4"/>
      <text:list xml:id="list497468426932596571" text:style-name="L2">
        <text:list-item>
          <text:p text:style-name="P6">List of previous particle positions `prev_pos`</text:p>
        </text:list-item>
        <text:list-item>
          <text:p text:style-name="P6">List of current particle positions `pos`</text:p>
        </text:list-item>
        <text:list-item>
          <text:p text:style-name="P6">List of next particle positions `next_pos`</text:p>
        </text:list-item>
      </text:list>
      <text:p text:style-name="P4"/>
      <text:p text:style-name="P7">The velocity is computed the following way:</text:p>
      <text:p text:style-name="P7"/>
      <text:p text:style-name="P7"><text:tab/>vel<text:span text:style-name="T5">(</text:span>i : <text:span text:style-name="T6">nat) ~ pos: [vector], prev_pos: [vector]</text:span> = pos[i] – prev_pos[i]</text:p>
      <text:p text:style-name="P7"/>
      <text:p text:style-name="P9">This works because the time step is fixed.</text:p>
      <text:p text:style-name="P17">Here, the `~` symbol introduces context variables into scope.</text:p>
      <text:p text:style-name="P7"/>
      <text:p text:style-name="P7">A pair of particles <text:span text:style-name="T5">`i, j`</text:span> has one of four relations <text:span text:style-name="T4">with interaction depending on vector `d(i, j)`</text:span>:</text:p>
      <text:p text:style-name="P13"/>
      <text:p text:style-name="P13"><text:tab/><text:span text:style-name="T5">d(i : nat, j : nat) ~ pos: [vector] = pos[j] – pos[i]</text:span></text:p>
      <text:p text:style-name="P13"/>
      <text:list xml:id="list9099363119495910130" text:style-name="L3">
        <text:list-item>
          <text:p text:style-name="P18">no particle interacts with itself</text:p>
        </text:list-item>
        <text:list-item>
          <text:p text:style-name="P8">stay <text:span text:style-name="T4">(no interaction)</text:span></text:p>
        </text:list-item>
        <text:list-item>
          <text:p text:style-name="P8">push <text:span text:style-name="T4">(interacts when `|d(i, j)| &lt; 2 * rad`)</text:span></text:p>
        </text:list-item>
        <text:list-item>
          <text:p text:style-name="P8">pull <text:span text:style-name="T4">(interacts when `|d(i, j)| &gt; 2 * rad`)</text:span></text:p>
        </text:list-item>
        <text:list-item>
          <text:p text:style-name="P10">follow (always interact)</text:p>
        </text:list-item>
      </text:list>
      <text:p text:style-name="P23">Pseudo code for interaction:</text:p>
      <text:p text:style-name="P13"/>
      <text:p text:style-name="P15"><text:tab/><text:span text:style-name="T5">interacts(i : nat, j : nat) ~ rel: [[velocity_constraint]], rad: real =</text:span></text:p>
      <text:p text:style-name="P15"><text:span text:style-name="T5"><text:tab/><text:tab/>if i == j {false} else {</text:span></text:p>
      <text:p text:style-name="P13"><text:tab/><text:tab/><text:tab/><text:span text:style-name="T5">(mi, ma) := if i &lt; j { (i, j) } else { (j, i) }</text:span></text:p>
      <text:p text:style-name="P13"><text:tab/><text:tab/><text:tab/><text:span text:style-name="T5">match rel[j][i] {</text:span></text:p>
      <text:p text:style-name="P13"><text:tab/><text:tab/><text:tab/><text:tab/><text:span text:style-name="T5">stay =&gt; false,</text:span></text:p>
      <text:p text:style-name="P14"><text:tab/><text:tab/><text:tab/><text:tab/><text:span text:style-name="T6">push =&gt; </text:span>|d(i, j)| &lt; 2 * rad,</text:p>
      <text:p text:style-name="P14"><text:tab/><text:tab/><text:tab/><text:tab/><text:span text:style-name="T6">pull =&gt; </text:span>|d(i, j)| <text:span text:style-name="T6">&gt;</text:span> 2 * rad,</text:p>
      <text:p text:style-name="P14"><text:tab/><text:tab/><text:tab/><text:tab/><text:span text:style-name="T6">follow =&gt; true,</text:span></text:p>
      <text:p text:style-name="P13"><text:tab/><text:tab/><text:tab/><text:span text:style-name="T5">}</text:span></text:p>
      <text:p text:style-name="P13"><text:tab/><text:tab/><text:span text:style-name="T5">}<text:tab/></text:span></text:p>
      <text:p text:style-name="P12"/>
      <text:p text:style-name="P21">Here, `rad` is the radius of particles. <text:span text:style-name="T8">Pro tip:</text:span><text:span text:style-name="T13"> One can set the radius to `0.5` or `1` to optimize.</text:span></text:p>
      <text:p text:style-name="P12"/>
      <text:p text:style-name="P19">Relations are stored in a list of lists that increases in size for each particle:</text:p>
      <text:p text:style-name="P19"/>
      <text:p text:style-name="P19"><text:tab/>rel[0] = []</text:p>
      <text:p text:style-name="P19"><text:tab/>rel[1] = [push]<text:tab/><text:tab/>// 0</text:p>
      <text:p text:style-name="P19"><text:tab/>rel[2] = [push, pull]<text:tab/>// 0, 1</text:p>
      <text:p text:style-name="P19"><text:tab/>…</text:p>
      <text:p text:style-name="P19"/>
      <text:p text:style-name="P19">This makes it possible to add new particles without needing to update existing lists of relations.</text:p>
      <text:p text:style-name="P12"/>
      <text:p text:style-name="P19">Notice that the implementation of relations can be optimized further <text:span text:style-name="T12">(memory complexity)</text:span>.</text:p>
      <text:p text:style-name="P12"/>
      <text:p text:style-name="P19"><text:span text:style-name="T7">Another important thing to notice:</text:span> The relations that Asymmetric Velocity logic infers along a path, is <text:span text:style-name="T10">not</text:span> the relations specified here. These relations are <text:span text:style-name="T10">used</text:span> for inference, but the semantics of logical relations along a path is interpreted <text:span text:style-name="T11">within the logic for reasoning, not for simulation.</text:span></text:p>
      <text:p text:style-name="P12"/>
      <text:p text:style-name="P11">The new position of a particle during a time step is computed the following way:</text:p>
      <text:p text:style-name="P11"/>
      <text:p text:style-name="P13"><text:tab/>new_pos[i] = <text:span text:style-name="T9">inv_friction * (</text:span>vel<text:span text:style-name="T5">(</text:span>i<text:span text:style-name="T5">)</text:span> +</text:p>
      <text:p text:style-name="P13"><text:tab/><text:tab/>∑ j <text:span text:style-name="T6">[0, n)</text:span> { if interacts(i, j) { 0.5 * (|d(i, j)| - 2 * rad) * d(i, j) / |d(i, j)| }</text:p>
      <text:p text:style-name="P13"><text:tab/>}<text:span text:style-name="T5">)</text:span></text:p>
      <text:p text:style-name="P4"/>
      <text:p text:style-name="P19">The `inv_friction` variable is a number between `0` (100% friction) and `1` (<text:span text:style-name="T11">0%</text:span> friction).</text:p>
      <text:p text:style-name="P4"/>
      <text:p text:style-name="P19">Notice that <text:span text:style-name="T11">the implementation of computing new positions can be optimized further (time complexity).</text:span></text:p>
      <text:p text:style-name="P22">One can also improve numberic stability by smoothing out the divisor `|d(i, j)|` when it goes to zero.</text:p>
      <text:p text:style-name="P4"/>
      <text:p text:style-name="P17">After new positions are computed, one can do the following swaps:</text:p>
      <text:p text:style-name="P17"/>
      <text:p text:style-name="P17"><text:tab/>prev_pos =&gt; pos</text:p>
      <text:p text:style-name="P17"><text:tab/>pos =&gt; next_pos</text:p>
      <text:p text:style-name="P17"><text:tab/>next_pos =&gt; prev_pos</text:p>
      <text:p text:style-name="P17"/>
      <text:p text:style-name="P17"><text:span text:style-name="T7">Pro tip:</text:span> Swap pointers if <text:span text:style-name="T9">the</text:span> <text:span text:style-name="T11">implementation </text:span>programming language supports i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4:29:52.198434000</meta:creation-date>
    <dc:date>2020-04-20T16:13:59.666032000</dc:date>
    <meta:editing-duration>PT10M23S</meta:editing-duration>
    <meta:editing-cycles>2</meta:editing-cycles>
    <meta:generator>LibreOffice/5.1.2.2$MacOSX_X86_64 LibreOffice_project/d3bf12ecb743fc0d20e0be0c58ca359301eb705f</meta:generator>
    <meta:document-statistic meta:table-count="0" meta:image-count="0" meta:object-count="0" meta:page-count="2" meta:paragraph-count="61" meta:word-count="586" meta:character-count="3329" meta:non-whitespace-character-count="2773"/>
  </office:meta>
</office:document-meta>
</file>